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/>
      <style:text-properties fo:language="ru" fo:country="RU"/>
    </style:style>
    <style:style style:name="P2" style:parent-style-name="Textbody" style:family="paragraph">
      <style:text-properties fo:language="ru" fo:country="RU"/>
    </style:style>
    <style:style style:name="P3" style:parent-style-name="Textbody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P7" style:parent-style-name="Textbody" style:family="paragraph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P15" style:parent-style-name="Textbody" style:family="paragraph">
      <style:text-properties fo:language="ru" fo:country="RU"/>
    </style:style>
    <style:style style:name="P16" style:parent-style-name="Textbody" style:family="paragraph">
      <style:text-properties fo:language="ru" fo:country="RU"/>
    </style:style>
    <style:style style:name="P17" style:parent-style-name="Textbody" style:family="paragraph">
      <style:text-properties fo:language="ru" fo:country="RU"/>
    </style:style>
  </office:automatic-styles>
  <office:body>
    <office:text text:use-soft-page-breaks="true">
      <text:h text:style-name="P1" text:outline-level="2">Постановка задачи.</text:h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Т. о. перелёт можно представить как набор из одного или<text:s/>нескольких элементарных перемещений, называемых сегментами. Сегмент — это атомарная перевозка, которую для простоты будем характеризовать всего двумя атрибутами: дата/время вылета и дата/время прилёта.</text:p>
      <text:p text:style-name="P3">Вам нужно написать небольшой модуль, который будет заниматься фильтрацией набора перелётов согласно различным правилам. Правил фильтрации может быть очень много. Также наборы перелётов могут быть очень большими. Правила могут выбираться и задаваться динамически в зависимости от контекста выполнения операции фильтрации.</text:p>
      <text:p text:style-name="Textbody"><text:span text:style-name="T4">Продумайте структуру модуля, создайте необходимые классы и интерфейсы. Если знакомы с<text:s/></text:span>Junit<text:span text:style-name="T5">, то покройте свой код тестами. Пользовательский интерфейс не рассматривайте. Достаточно вывода информации в консоль. Никаких сторонних библиотек использо</text:span><text:span text:style-name="T6">вать не нужно.</text:span></text:p>
      <text:p text:style-name="P7">Приложенный файл TestClasses.java содержит упрощённые модельные классы и фабрику для получения тестовых образцов. Весь код необходимо поместить в пакет com.gridnine.testing</text:p>
      <text:p text:style-name="Textbody"><text:span text:style-name="T8">Для проверочного запуска создайте публичный класс<text:s/></text:span>Main<text:span text:style-name="T9"><text:s/></text:span>c<text:span text:style-name="T10"><text:s/>методом<text:s/></text:span>main<text:span text:style-name="T11">() Этот метод должен выдать в консоль результаты обработки тестового набора перелётов. Получить тестовый набор нужно методом FlightBuilder.createFlights()</text:span></text:p>
      <text:p text:style-name="Textbody"><text:span text:style-name="T12">Поместите в<text:s/></text:span>main<text:span text:style-name="T13">() такой проверочный код. Исключите из тестового набора перелёты по следующим правил</text:span><text:span text:style-name="T14">ам (по каждому правилу нужен отдельный вывод списка перелётов):</text:span></text:p>
      <text:list text:style-name="LFO1" text:continue-numbering="true">
        <text:list-item>
          <text:p text:style-name="P15">вылет до текущего момента времени</text:p>
        </text:list-item>
        <text:list-item>
          <text:p text:style-name="P16">имеются сегменты с датой прилёта раньше даты вылета</text:p>
        </text:list-item>
        <text:list-item>
          <text:p text:style-name="P17">общее время, проведённое на земле превышает два часа (время на земле — это интервал между прилётом одного<text:s/>сегмента и вылетом следующего за ним)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с Салахеев</dc:creator>
    <meta:creation-date>2017-10-20T23:40:00Z</meta:creation-date>
    <dc:date>2021-06-27T16:27:00Z</dc:date>
    <meta:template xlink:href="Normal" xlink:type="simple"/>
    <meta:editing-cycles>7</meta:editing-cycles>
    <meta:editing-duration>PT120840S</meta:editing-duration>
    <meta:document-statistic meta:page-count="1" meta:paragraph-count="3" meta:word-count="269" meta:character-count="1803" meta:row-count="12" meta:non-whitespace-character-count="1537"/>
  </office:meta>
</office:document-meta>
</file>